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16B61390A855201F5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3465a4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8.17cm" fo:min-width="23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92cm" fo:min-width="5.5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4" style:family="paragraph">
      <loext:graphic-properties draw:fill="none" draw:fill-color="#ffffff"/>
      <style:paragraph-properties style:writing-mode="lr-tb"/>
      <style:text-properties fo:color="#ffbf00" fo:font-size="12pt"/>
    </style:style>
    <style:style style:name="T1" style:family="text">
      <style:text-properties fo:color="#3465a4" fo:font-size="12pt"/>
    </style:style>
    <style:style style:name="T2" style:family="text">
      <style:text-properties fo:color="#ffbf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062cm" svg:height="7.495cm" svg:x="3.5cm" svg:y="7.25cm">
          <draw:image xlink:href="Pictures/100000000000048D0000016B61390A855201F593.png" xlink:type="simple" xlink:show="embed" xlink:actuate="onLoad" loext:mime-type="image/png">
            <text:p/>
          </draw:image>
        </draw:frame>
        <draw:custom-shape draw:style-name="gr2" draw:text-style-name="P2" draw:layer="layout" svg:width="24cm" svg:height="8.5cm" svg:x="3.75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75cm" svg:x="5cm" svg:y="5.5cm">
          <draw:text-box>
            <text:p><text:span text:style-name="T1">&lt;transliteration&gt;</text:span></text:p>
          </draw:text-box>
        </draw:frame>
        <draw:polygon draw:style-name="gr4" draw:text-style-name="P2" draw:layer="layout" svg:width="23.499cm" svg:height="7.749cm" svg:x="4cm" svg:y="7cm" svg:viewBox="0 0 23500 7750" draw:points="9500,0 9500,1500 0,1500 0,7750 12500,7750 12500,6250 23500,6250 23500,0">
          <text:p text:style-name="P1"/>
        </draw:polygon>
        <draw:frame draw:style-name="gr5" draw:text-style-name="P4" draw:layer="layout" svg:width="8.75cm" svg:height="2.147cm" svg:x="16.75cm" svg:y="13.603cm">
          <draw:text-box>
            <text:p><text:span text:style-name="T2">&lt;phono-received-</text:span><text:span text:style-name="T2">pronounciation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Jäckel</meta:initial-creator>
    <meta:creation-date>2022-07-22T08:42:02.905374074</meta:creation-date>
    <dc:date>2022-08-03T14:16:38.319345614</dc:date>
    <dc:creator>Florian Jäckel</dc:creator>
    <meta:editing-duration>PT4M7S</meta:editing-duration>
    <meta:editing-cycles>3</meta:editing-cycles>
    <meta:generator>LibreOffice/6.4.7.2$Linux_X86_64 LibreOffice_project/40$Build-2</meta:generator>
    <meta:document-statistic meta:object-count="5"/>
  </office:meta>
</office:document-meta>
</file>